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04pt"/>
    </style:style>
    <style:style style:name="co2" style:family="table-column">
      <style:table-column-properties fo:break-before="auto" style:column-width="182.55pt"/>
    </style:style>
    <style:style style:name="co3" style:family="table-column">
      <style:table-column-properties fo:break-before="auto" style:column-width="157.44pt"/>
    </style:style>
    <style:style style:name="co4" style:family="table-column">
      <style:table-column-properties fo:break-before="auto" style:column-width="174.81pt"/>
    </style:style>
    <style:style style:name="co5" style:family="table-column">
      <style:table-column-properties fo:break-before="auto" style:column-width="329.84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329.1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ro3" style:family="table-row">
      <style:table-row-properties style:row-height="22.51pt" fo:break-before="auto" style:use-optimal-row-height="true"/>
    </style:style>
    <style:style style:name="ro4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/>
    </style:style>
    <style:style style:name="ce1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</style:style>
    <style:style style:name="ce20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NB-IoT-DevKit_Rev_D-BOM" table:style-name="ta1">
        <table:table-column table:style-name="co1" table:default-cell-style-name="ce15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number-columns-repeated="1016" table:default-cell-style-name="ce18"/>
        <table:table-row table:style-name="ro1">
          <table:table-cell table:style-name="ce14" office:value-type="string" calcext:value-type="string">
            <text:p>Qty</text:p>
          </table:table-cell>
          <table:table-cell table:style-name="ce17" office:value-type="string" calcext:value-type="string">
            <text:p>Designation</text:p>
          </table:table-cell>
          <table:table-cell table:style-name="ce17" office:value-type="string" calcext:value-type="string">
            <text:p>Package</text:p>
          </table:table-cell>
          <table:table-cell table:style-name="ce17" office:value-type="string" calcext:value-type="string">
            <text:p>Designator</text:p>
          </table:table-cell>
          <table:table-cell table:style-name="ce17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/R0402</text:p>
          </table:table-cell>
          <table:table-cell office:value-type="string" calcext:value-type="string">
            <text:p>L_0402_5MIL_DWS</text:p>
          </table:table-cell>
          <table:table-cell office:value-type="string" calcext:value-type="string">
            <text:p>L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7,R28,R2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1,R12</text:p>
          </table:table-cell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1.5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4,R17,R19,R20,R30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2.2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,R10</text:p>
          </table:table-cell>
          <table:table-cell table:number-columns-repeated="102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4.7k/R0402</text:p>
          </table:table-cell>
          <table:table-cell table:style-name="ce10" office:value-type="string" calcext:value-type="string">
            <text:p>R_0402_5MIL_DWS</text:p>
          </table:table-cell>
          <table:table-cell table:style-name="ce10" office:value-type="string" calcext:value-type="string">
            <text:p><text:span text:style-name="T1">R15</text:span><text:span text:style-name="T2">,R18,R21,R22</text:span>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,R16,R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.9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<text:span text:style-name="T3">R1,</text:span>R3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,R2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,R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M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<text:span text:style-name="T3">R2,R3,R13</text:span>,R25,R33,R3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pF/50V/5%/C0G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8,C1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pF/50V/5%/COG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21,C26,C29,C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50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0nF/10V/10%/X5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6,C12,C15,C16,C20,C23,C24,C2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<text:span text:style-name="T3">C2,C3,C4,C5,C9,</text:span>C27,C2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18,C19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2.2uH/1.5A/DCR=72mR/20%/</text:p>
            <text:p>3.00x3.00x1.50mm/CD32(NR3015T2R2M)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B0603/600R/200mA(160808-601)</text:p>
          </table:table-cell>
          <table:table-cell office:value-type="string" calcext:value-type="string">
            <text:p>L_0603_5MIL_DWS</text:p>
          </table:table-cell>
          <table:table-cell office:value-type="string" calcext:value-type="string">
            <text:p>L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N5819S4/SOD123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<text:span text:style-name="T3">D1,D2,</text:span>D3,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54A(SOT23-3)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RG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LED_Netlight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SS138(SOT23-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<text:span text:style-name="T3">FET4,FET5,T1,T4</text:span>,T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2,FET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817(SOT23-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2,T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2MHz/20pF/10ppm/4P/3.2x2.5mm</text:p>
          </table:table-cell>
          <table:table-cell office:value-type="string" calcext:value-type="string">
            <text:p>TSX-3.2x2.5mm_GND(3)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4054B-42TPRN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1231-1.8V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340T(SSOP20W)</text:p>
          </table:table-cell>
          <table:table-cell office:value-type="string" calcext:value-type="string">
            <text:p>SSOP-20W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B0108PWR(TSSOP-20)</text:p>
          </table:table-cell>
          <table:table-cell office:value-type="string" calcext:value-type="string">
            <text:p>TSSOP20</text:p>
          </table:table-cell>
          <table:table-cell office:value-type="string" calcext:value-type="string">
            <text:p><text:span text:style-name="T3">U5,</text:span>U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A9306DCUR(VSSOP-8)</text:p>
          </table:table-cell>
          <table:table-cell office:value-type="string" calcext:value-type="string">
            <text:p>VSSOP-8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Quectel_NB-IoT_BC66_Module</text:p>
            <text:p>(Pinout-OpenCPU)</text:p>
          </table:table-cell>
          <table:table-cell office:value-type="string" calcext:value-type="string">
            <text:p>Quectel_NB-IoT_BC66_Module-</text:p>
            <text:p>17.7mmx15.8mmx2.0mm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B-VCR-010-LF</text:p>
          </table:table-cell>
          <table:table-cell office:value-type="string" calcext:value-type="string">
            <text:p>mUEX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N1x10</text:p>
          </table:table-cell>
          <table:table-cell office:value-type="string" calcext:value-type="string">
            <text:p><text:span text:style-name="T3">EXT1,</text:span>EX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1x6</text:p>
          </table:table-cell>
          <table:table-cell office:value-type="string" calcext:value-type="string">
            <text:p>EXT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1x3</text:p>
          </table:table-cell>
          <table:table-cell office:value-type="string" calcext:value-type="string">
            <text:p>EX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W02S</text:p>
          </table:table-cell>
          <table:table-cell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.FL-R-SMT-1</text:p>
          </table:table-cell>
          <table:table-cell office:value-type="string" calcext:value-type="string">
            <text:p>ANT1</text:p>
          </table:table-cell>
          <table:table-cell table:number-columns-repeated="1020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number-columns-repeated="2" table:style-name="ce17" office:value-type="string" calcext:value-type="string">
            <text:p>SIMNANO-6P-1.3H</text:p>
          </table:table-cell>
          <table:table-cell table:style-name="ce17" office:value-type="string" calcext:value-type="string">
            <text:p>SIM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(USB_MICRO)</text:p>
          </table:table-cell>
          <table:table-cell office:value-type="string" calcext:value-type="string">
            <text:p>MISB-SWMM-5B_LF</text:p>
          </table:table-cell>
          <table:table-cell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1185AU2</text:p>
          </table:table-cell>
          <table:table-cell office:value-type="string" calcext:value-type="string">
            <text:p>IT1185AU2_V2</text:p>
          </table:table-cell>
          <table:table-cell office:value-type="string" calcext:value-type="string">
            <text:p>RST_KEY1,PWR_KEY1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6"/>
          <table:table-cell table:style-name="ce12" table:number-columns-repeated="2"/>
          <table:table-cell table:style-name="ce20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ldered/Opened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3.3V/VCCB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ldered</text:p>
          </table:table-cell>
          <table:table-cell office:value-type="string" calcext:value-type="string">
            <text:p>SJ_1_SMALLER</text:p>
          </table:table-cell>
          <table:table-cell office:value-type="string" calcext:value-type="string">
            <text:p>3.3V_E1,Start_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:Soldered/EXT:Opened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BAT/EXT1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6"/>
          <table:table-cell table:style-name="ce12" table:number-columns-repeated="2"/>
          <table:table-cell table:style-name="ce20"/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3,C14,C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4</text:p>
          </table:table-cell>
          <table:table-cell table:number-columns-repeated="1020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hadow="none" fo:background-color="transparent" style:scale-to="100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2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2"><text:time style:data-style-name="N2" text:time-value="16:47:52.536613273">00:00:00</text:time></text:span></text:p>
        </style:region-left>
        <style:region-center>
          <text:p><text:span text:style-name="MT1">NB-IoT-DevKit_Rev_D-BOM</text:span></text:p>
        </style:region-center>
        <style:region-right>
          <text:p><text:span text:style-name="MT2"><text:date style:data-style-name="N2" text:date-value="2021-11-02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 style:data-style-name="N2" text:time-value="16:47:52.5406451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11-02T16:55:28.944212903</dc:date>
    <meta:editing-duration>PT4H17M22S</meta:editing-duration>
    <meta:editing-cycles>57</meta:editing-cycles>
    <meta:document-statistic meta:table-count="1" meta:cell-count="204" meta:object-count="0"/>
  </office:meta>
</office:document-meta>
</file>